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99819799054826321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31077154169399673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6501534807399849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73525524691145728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2561467356966972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00891361978670140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06517261356871646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5677958220662619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8662724" text:continue-list="list406517261356871646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72093479024225074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64373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6343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866237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863654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64418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76760239875906449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61348603707153614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3710312039125105"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62548"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25648629888783002"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0208026220123296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26609336170510678" text:style-name="L15">
        <text:list-item>
          <text:list>
            <text:list-header>
              <text:p text:style-name="P182">1.5 miles averaging about 9:40/mile and rest 1 min</text:p>
            </text:list-header>
          </text:list>
        </text:list-item>
      </text:list>
      <text:p text:style-name="P24">1 mile in 8:26 and rest 2 min</text:p>
      <text:list xml:id="list987166584692488597"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26782918160707853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644987"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99298506402673764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68307367532737044"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8114451706026655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8643565" text:continue-list="list6268307367532737044" text:style-name="L19">
        <text:list-item>
          <text:list>
            <text:list-header>
              <text:p text:style-name="P186">(Pace*HR)=1240</text:p>
            </text:list-header>
          </text:list>
        </text:list-item>
      </text:list>
      <text:list xml:id="list28653129" text:continue-list="list4992985064026737648" text:style-name="L18">
        <text:list-item>
          <text:list>
            <text:list-header>
              <text:p text:style-name="P185">2 miles at 10:46/mile Ave HR= 121 bpm and rest a few minutes</text:p>
            </text:list-header>
          </text:list>
        </text:list-item>
      </text:list>
      <text:list xml:id="list28637597" text:continue-list="list2864356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63951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18483530663153141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247158461209481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726791810004018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287895154313674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42550363311736816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21227564218874844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635966"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5888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5164923238397066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1790357434312010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8697209870798501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610977064806464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352518989313717773"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69367937169460155" text:style-name="L32">
        <text:list-item>
          <text:list>
            <text:list-header>
              <text:p text:style-name="P196">0.25 miles in 2:54</text:p>
              <text:p text:style-name="P196">1 mile in 9:21 going faster as I ran and ending at around 8:30 pace</text:p>
            </text:list-header>
          </text:list>
        </text:list-item>
      </text:list>
      <text:list xml:id="list164173155795242458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968713812311030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0182960244944563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91300723527144206"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214397458469267407" text:style-name="L37">
        <text:list-item>
          <text:list>
            <text:list-header>
              <text:p text:style-name="P200">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10"><text:span text:style-name="T3"/></text:p>
      <text:p text:style-name="P10"><text:span text:style-name="T3"/></text:p>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10"><text:span text:style-name="T3">Times for the 1 mile runs: 10:08, 9:29</text:span></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33878789721279625"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8T08:39:02</dc:date>
    <dc:creator>James Lombardi</dc:creator>
    <meta:editing-duration>P27DT23H13M20S</meta:editing-duration>
    <meta:editing-cycles>2056</meta:editing-cycles>
    <meta:generator>OpenOffice/4.1.2$Win32 OpenOffice.org_project/412m3$Build-9782</meta:generator>
    <meta:document-statistic meta:table-count="0" meta:image-count="9" meta:object-count="0" meta:page-count="204" meta:paragraph-count="5923" meta:word-count="64140" meta:character-count="328745"/>
  </office:meta>
</office:document-meta>
</file>